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rsid="0015c7cf" officeooo:paragraph-rsid="00178372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officeooo:rsid="00171f16" officeooo:paragraph-rsid="00178372" style:font-size-asian="10.5pt" style:font-size-complex="10.5pt"/>
    </style:style>
    <style:style style:name="P4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0c89" officeooo:paragraph-rsid="00178372" style:font-size-asian="10.5pt" style:font-size-complex="10.5pt"/>
    </style:style>
    <style:style style:name="P5" style:family="paragraph" style:parent-style-name="Text_20_body">
      <style:paragraph-properties fo:margin-top="0.101cm" fo:margin-bottom="0.199cm" loext:contextual-spacing="false" fo:line-height="100%"/>
      <style:text-properties fo:font-size="10.5pt" officeooo:rsid="003ad1d8" officeooo:paragraph-rsid="00178372" style:font-size-asian="10.5pt" style:font-size-complex="10.5pt"/>
    </style:style>
    <style:style style:name="P6" style:family="paragraph" style:parent-style-name="Text_20_body">
      <style:paragraph-properties fo:margin-top="0.101cm" fo:margin-bottom="0.199cm" loext:contextual-spacing="false" fo:line-height="100%"/>
      <style:text-properties fo:font-size="10.5pt" officeooo:rsid="0051f78c" officeooo:paragraph-rsid="00178372" style:font-size-asian="10.5pt" style:font-size-complex="10.5pt"/>
    </style:style>
    <style:style style:name="P7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8cbd" officeooo:paragraph-rsid="00178372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18e359" officeooo:paragraph-rsid="00178372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officeooo:rsid="001c288c" officeooo:paragraph-rsid="00178372" style:font-size-asian="10.5pt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53b4f7" officeooo:paragraph-rsid="00178372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13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14" style:family="paragraph" style:parent-style-name="Text_20_body">
      <style:paragraph-properties fo:margin-top="0.101cm" fo:margin-bottom="0.199cm" loext:contextual-spacing="false" fo:line-height="100%"/>
      <style:text-properties officeooo:paragraph-rsid="00178372"/>
    </style:style>
    <style:style style:name="P15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8e359" officeooo:paragraph-rsid="00178372" style:font-size-asian="10.5pt" style:font-size-complex="10.5pt"/>
    </style:style>
    <style:style style:name="P16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98cbd" officeooo:paragraph-rsid="00178372" style:font-size-asian="10.5pt" style:font-size-complex="10.5pt"/>
    </style:style>
    <style:style style:name="P17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2bb500" officeooo:paragraph-rsid="00178372" style:font-size-asian="10.5pt" style:font-size-complex="10.5pt"/>
    </style:style>
    <style:style style:name="P18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paragraph-rsid="00178372" style:font-size-asian="10pt" style:font-size-complex="10pt"/>
    </style:style>
    <style:style style:name="P19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rsid="002bb500" officeooo:paragraph-rsid="00178372" style:font-size-asian="10pt" style:font-size-complex="10pt"/>
    </style:style>
    <style:style style:name="P20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rsid="002bb500" officeooo:paragraph-rsid="00178372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.101cm" fo:margin-bottom="0.199cm" loext:contextual-spacing="false" fo:line-height="100%"/>
      <style:text-properties fo:color="#000000" fo:font-weight="normal" officeooo:rsid="004521fe" officeooo:paragraph-rsid="00178372" style:font-weight-asian="normal" style:font-weight-complex="normal"/>
    </style:style>
    <style:style style:name="P22" style:family="paragraph" style:parent-style-name="Standard">
      <style:paragraph-properties fo:margin-top="0.101cm" fo:margin-bottom="0.199cm" loext:contextual-spacing="false" fo:line-height="100%"/>
      <style:text-properties fo:color="#000000" fo:font-weight="normal" officeooo:paragraph-rsid="00178372" style:font-weight-asian="normal" style:font-weight-complex="normal"/>
    </style:style>
    <style:style style:name="P23" style:family="paragraph" style:parent-style-name="Standard">
      <style:paragraph-properties fo:margin-top="0.101cm" fo:margin-bottom="0.199cm" loext:contextual-spacing="false" fo:line-height="100%"/>
      <style:text-properties fo:color="#000000" fo:font-size="10.5pt" fo:font-weight="normal" officeooo:paragraph-rsid="00178372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margin-top="0.101cm" fo:margin-bottom="0.199cm" loext:contextual-spacing="false" fo:line-height="100%"/>
      <style:text-properties fo:font-size="10.5pt" fo:font-weight="normal" officeooo:paragraph-rsid="00178372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margin-top="0.101cm" fo:margin-bottom="0.199cm" loext:contextual-spacing="false" fo:line-height="100%"/>
      <style:text-properties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margin-top="0.101cm" fo:margin-bottom="0.199cm" loext:contextual-spacing="false" fo:line-height="100%"/>
      <style:text-properties officeooo:paragraph-rsid="00178372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officeooo:paragraph-rsid="00178372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178372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178372" style:font-weight-asian="normal" style:font-weight-complex="normal"/>
    </style:style>
    <style:style style:name="P30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1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2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3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4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5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6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7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71f16" officeooo:paragraph-rsid="00178372" style:font-size-asian="10.5pt" style:font-size-complex="10.5pt"/>
    </style:style>
    <style:style style:name="P38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39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40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rsid="001c288c" officeooo:paragraph-rsid="00178372" style:font-size-asian="10.5pt" style:font-size-complex="10.5pt"/>
    </style:style>
    <style:style style:name="P41" style:family="paragraph" style:parent-style-name="Text_20_body">
      <style:paragraph-properties fo:margin-top="0.101cm" fo:margin-bottom="0.199cm" loext:contextual-spacing="false" fo:line-height="100%"/>
      <style:text-properties fo:font-size="10.5pt" officeooo:rsid="0021c1ca" officeooo:paragraph-rsid="00178372" style:font-size-asian="10.5pt" style:font-size-complex="10.5pt"/>
    </style:style>
    <style:style style:name="P42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2fcd58" officeooo:paragraph-rsid="00178372" style:font-size-asian="10.5pt" style:font-weight-asian="normal" style:font-size-complex="10.5pt" style:font-weight-complex="normal"/>
    </style:style>
    <style:style style:name="P43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3e2b99" officeooo:paragraph-rsid="00178372" style:font-size-asian="10.5pt" style:font-weight-asian="normal" style:font-size-complex="10.5pt" style:font-weight-complex="normal"/>
    </style:style>
    <style:style style:name="P44" style:family="paragraph" style:parent-style-name="Text_20_body" style:list-style-name="L3">
      <style:paragraph-properties fo:margin-top="0.101cm" fo:margin-bottom="0.199cm" loext:contextual-spacing="false" fo:line-height="100%"/>
      <style:text-properties officeooo:paragraph-rsid="00178372"/>
    </style:style>
    <style:style style:name="P45" style:family="paragraph" style:parent-style-name="Text_20_body" style:list-style-name="L4">
      <style:paragraph-properties fo:margin-top="0.101cm" fo:margin-bottom="0.199cm" loext:contextual-spacing="false" fo:line-height="100%"/>
      <style:text-properties officeooo:paragraph-rsid="00178372"/>
    </style:style>
    <style:style style:name="P46" style:family="paragraph" style:parent-style-name="Text_20_body" style:list-style-name="L3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2af41d" officeooo:paragraph-rsid="00178372" style:font-size-asian="10pt" style:font-weight-asian="normal" style:font-size-complex="10.5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officeooo:paragraph-rsid="00193784"/>
    </style:style>
    <style:style style:name="P48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officeooo:paragraph-rsid="00178372"/>
    </style:style>
    <style:style style:name="P49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78372" style:font-size-asian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paragraph-rsid="00178372" style:font-size-asian="10pt" style:font-weight-asian="normal" style:font-weight-complex="normal"/>
    </style:style>
    <style:style style:name="P51" style:family="paragraph" style:parent-style-name="Standard" style:list-style-name="L3">
      <style:paragraph-properties fo:margin-top="0.101cm" fo:margin-bottom="0.199cm" loext:contextual-spacing="false" fo:line-height="100%"/>
      <style:text-properties fo:color="#000000" style:font-name="Consolas" fo:font-size="10pt" fo:font-weight="bold" officeooo:paragraph-rsid="00178372" style:font-size-asian="10pt" style:font-weight-asian="bold" style:font-size-complex="10.5pt" style:font-weight-complex="bold"/>
    </style:style>
    <style:style style:name="P52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bold" officeooo:paragraph-rsid="00178372" style:font-size-asian="10pt" style:font-weight-asian="bold" style:font-size-complex="10.5pt" style:font-weight-complex="bold"/>
    </style:style>
    <style:style style:name="P53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53b4f7" officeooo:paragraph-rsid="00178372" style:font-size-asian="10pt" style:font-weight-asian="normal" style:font-size-complex="10.5pt" style:font-weight-complex="normal"/>
    </style:style>
    <style:style style:name="P54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2af41d" officeooo:paragraph-rsid="00178372" style:font-size-asian="10pt" style:font-weight-asian="normal" style:font-size-complex="10.5pt" style:font-weight-complex="normal"/>
    </style:style>
    <style:style style:name="P55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paragraph-rsid="00178372" style:font-size-asian="10pt" style:font-weight-asian="normal" style:font-size-complex="10.5pt" style:font-weight-complex="normal"/>
    </style:style>
    <style:style style:name="P56" style:family="paragraph" style:parent-style-name="Standard">
      <style:paragraph-properties fo:margin-top="0.101cm" fo:margin-bottom="0.199cm" loext:contextual-spacing="false" fo:line-height="100%"/>
      <style:text-properties fo:color="#7f0055" style:font-name="Consolas" fo:font-size="10pt" fo:font-weight="bold" officeooo:rsid="0039259a" officeooo:paragraph-rsid="00178372" style:font-size-asian="10pt" style:font-weight-asian="bold" style:font-size-complex="10.5pt" style:font-weight-complex="normal"/>
    </style:style>
    <style:style style:name="P57" style:family="paragraph" style:parent-style-name="Standard" style:list-style-name="L4">
      <style:paragraph-properties fo:margin-top="0.101cm" fo:margin-bottom="0.199cm" loext:contextual-spacing="false" fo:line-height="100%"/>
      <style:text-properties officeooo:paragraph-rsid="00193784"/>
    </style:style>
    <style:style style:name="P58" style:family="paragraph" style:parent-style-name="Standard">
      <style:paragraph-properties fo:margin-top="0.101cm" fo:margin-bottom="0.199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Consolas" fo:font-size="10pt" fo:font-weight="normal" officeooo:paragraph-rsid="00178372" style:font-size-asian="10pt" style:font-weight-asian="normal" style:font-size-complex="10.5pt" style:font-weight-complex="normal"/>
    </style:style>
    <style:style style:name="T1" style:family="text">
      <style:text-properties fo:font-weight="normal" officeooo:rsid="002bb500" style:font-weight-asian="normal" style:font-weight-complex="normal"/>
    </style:style>
    <style:style style:name="T2" style:family="text">
      <style:text-properties fo:font-weight="normal" officeooo:rsid="002d17e1" style:font-weight-asian="normal" style:font-weight-complex="normal"/>
    </style:style>
    <style:style style:name="T3" style:family="text">
      <style:text-properties fo:font-weight="normal" officeooo:rsid="002fcd58" style:font-weight-asian="normal" style:font-weight-complex="normal"/>
    </style:style>
    <style:style style:name="T4" style:family="text">
      <style:text-properties fo:font-weight="normal" officeooo:rsid="003e2b99" style:font-weight-asian="normal" style:font-weight-complex="normal"/>
    </style:style>
    <style:style style:name="T5" style:family="text">
      <style:text-properties fo:font-weight="normal" officeooo:rsid="0049f803" style:font-weight-asian="normal" style:font-weight-complex="normal"/>
    </style:style>
    <style:style style:name="T6" style:family="text">
      <style:text-properties fo:font-weight="normal" officeooo:rsid="0024034f" style:font-weight-asian="normal" style:font-weight-complex="normal"/>
    </style:style>
    <style:style style:name="T7" style:family="text">
      <style:text-properties fo:font-weight="normal" officeooo:rsid="0034c113" style:font-weight-asian="normal" style:font-weight-complex="normal"/>
    </style:style>
    <style:style style:name="T8" style:family="text">
      <style:text-properties fo:font-weight="normal" officeooo:rsid="00246dc2" style:font-weight-asian="normal" style:font-weight-complex="normal"/>
    </style:style>
    <style:style style:name="T9" style:family="text">
      <style:text-properties fo:font-weight="normal" officeooo:rsid="004d43f1" style:font-weight-asian="normal" style:font-weight-complex="normal"/>
    </style:style>
    <style:style style:name="T10" style:family="text">
      <style:text-properties fo:font-weight="normal" officeooo:rsid="004db58f" style:font-weight-asian="normal" style:font-weight-complex="normal"/>
    </style:style>
    <style:style style:name="T11" style:family="text">
      <style:text-properties fo:font-weight="normal" officeooo:rsid="003f93ad" style:font-weight-asian="normal" style:font-weight-complex="normal"/>
    </style:style>
    <style:style style:name="T12" style:family="text">
      <style:text-properties fo:font-weight="normal" officeooo:rsid="00414256" style:font-weight-asian="normal" style:font-weight-complex="normal"/>
    </style:style>
    <style:style style:name="T13" style:family="text">
      <style:text-properties fo:font-weight="normal" officeooo:rsid="00357c2c" style:font-weight-asian="normal" style:font-weight-complex="normal"/>
    </style:style>
    <style:style style:name="T14" style:family="text">
      <style:text-properties fo:font-weight="normal" officeooo:rsid="001c288c" style:font-weight-asian="normal" style:font-weight-complex="normal"/>
    </style:style>
    <style:style style:name="T15" style:family="text">
      <style:text-properties fo:font-weight="normal" officeooo:rsid="0036bc87" style:font-weight-asian="normal" style:font-weight-complex="normal"/>
    </style:style>
    <style:style style:name="T16" style:family="text">
      <style:text-properties fo:font-weight="normal" officeooo:rsid="00278dd6" style:font-weight-asian="normal" style:font-weight-complex="normal"/>
    </style:style>
    <style:style style:name="T17" style:family="text">
      <style:text-properties fo:font-weight="normal" officeooo:rsid="002af41d" style:font-weight-asian="normal" style:font-weight-complex="normal"/>
    </style:style>
    <style:style style:name="T18" style:family="text">
      <style:text-properties fo:font-weight="normal" officeooo:rsid="002b6155" style:font-weight-asian="normal" style:font-weight-complex="normal"/>
    </style:style>
    <style:style style:name="T19" style:family="text">
      <style:text-properties officeooo:rsid="0011e049"/>
    </style:style>
    <style:style style:name="T20" style:family="text">
      <style:text-properties officeooo:rsid="0018e359"/>
    </style:style>
    <style:style style:name="T21" style:family="text">
      <style:text-properties officeooo:rsid="00171f16"/>
    </style:style>
    <style:style style:name="T22" style:family="text">
      <style:text-properties officeooo:rsid="001b30d1"/>
    </style:style>
    <style:style style:name="T23" style:family="text">
      <style:text-properties officeooo:rsid="001c288c"/>
    </style:style>
    <style:style style:name="T24" style:family="text">
      <style:text-properties officeooo:rsid="002bb500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style:text-underline-style="none"/>
    </style:style>
    <style:style style:name="T27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28" style:family="text">
      <style:text-properties fo:color="#000000" style:font-name="Consolas" fo:font-size="10pt" fo:font-weight="normal" officeooo:rsid="002973b8" style:font-size-asian="10pt" style:font-weight-asian="normal" style:font-weight-complex="normal"/>
    </style:style>
    <style:style style:name="T29" style:family="text">
      <style:text-properties fo:color="#000000" style:font-name="Consolas" fo:font-size="10pt" style:font-size-asian="10pt"/>
    </style:style>
    <style:style style:name="T30" style:family="text">
      <style:text-properties fo:color="#000000" style:font-name="Consolas" fo:font-size="10pt" officeooo:rsid="00374cc0" style:font-size-asian="10pt"/>
    </style:style>
    <style:style style:name="T31" style:family="text">
      <style:text-properties fo:color="#000000" style:font-name="Consolas" fo:font-size="10pt" officeooo:rsid="004338d3" style:font-size-asian="10pt"/>
    </style:style>
    <style:style style:name="T32" style:family="text">
      <style:text-properties fo:color="#000000" style:font-name="Consolas" fo:font-size="10pt" officeooo:rsid="005a8193" style:font-size-asian="10pt"/>
    </style:style>
    <style:style style:name="T33" style:family="text">
      <style:text-properties fo:color="#000000" style:font-name="Consolas" fo:font-size="10pt" officeooo:rsid="0053b4f7" style:font-size-asian="10pt"/>
    </style:style>
    <style:style style:name="T34" style:family="text">
      <style:text-properties fo:color="#000000" style:font-name="Consolas" fo:font-size="10pt" style:font-size-asian="10pt"/>
    </style:style>
    <style:style style:name="T35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36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37" style:family="text">
      <style:text-properties fo:color="#000000" style:font-name="Consolas" fo:font-size="10pt" style:text-underline-style="solid" style:text-underline-width="auto" style:text-underline-color="font-color" officeooo:rsid="00193784" style:font-size-asian="10pt"/>
    </style:style>
    <style:style style:name="T38" style:family="text">
      <style:text-properties fo:color="#000000" style:font-name="Consolas" fo:font-size="10pt" fo:background-color="#d4d4d4" loext:char-shading-value="0" style:font-size-asian="10pt"/>
    </style:style>
    <style:style style:name="T39" style:family="text">
      <style:text-properties fo:font-style="italic" style:font-style-asian="italic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officeooo:rsid="00574aec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10pt" officeooo:rsid="0051f78c" style:font-size-asian="10pt" style:font-size-complex="10pt"/>
    </style:style>
    <style:style style:name="T44" style:family="text">
      <style:text-properties officeooo:rsid="0051f78c"/>
    </style:style>
    <style:style style:name="T45" style:family="text">
      <style:text-properties officeooo:rsid="001ccded"/>
    </style:style>
    <style:style style:name="T46" style:family="text">
      <style:text-properties officeooo:rsid="005f8b46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1ea247"/>
    </style:style>
    <style:style style:name="T49" style:family="text">
      <style:text-properties officeooo:rsid="00337fed"/>
    </style:style>
    <style:style style:name="T50" style:family="text">
      <style:text-properties officeooo:rsid="001eb14b"/>
    </style:style>
    <style:style style:name="T51" style:family="text">
      <style:text-properties officeooo:rsid="00209e6b"/>
    </style:style>
    <style:style style:name="T52" style:family="text">
      <style:text-properties officeooo:rsid="0021c1ca"/>
    </style:style>
    <style:style style:name="T53" style:family="text">
      <style:text-properties officeooo:rsid="00357c2c"/>
    </style:style>
    <style:style style:name="T54" style:family="text">
      <style:text-properties fo:font-size="10.5pt" fo:font-weight="normal" officeooo:rsid="00278dd6" style:font-size-asian="10.5pt" style:font-weight-asian="normal" style:font-size-complex="10.5pt" style:font-weight-complex="normal"/>
    </style:style>
    <style:style style:name="T55" style:family="text">
      <style:text-properties fo:font-size="10.5pt" fo:font-weight="normal" officeooo:rsid="002973b8" style:font-size-asian="10.5pt" style:font-weight-asian="normal" style:font-size-complex="10.5pt" style:font-weight-complex="normal"/>
    </style:style>
    <style:style style:name="T56" style:family="text">
      <style:text-properties fo:font-size="10.5pt" fo:font-weight="bold" style:font-size-asian="10.5pt" style:font-weight-asian="bold" style:font-size-complex="10.5pt" style:font-weight-complex="bold"/>
    </style:style>
    <style:style style:name="T57" style:family="text">
      <style:text-properties fo:color="#6a3e3e" style:font-name="Consolas" fo:font-size="10pt" fo:font-weight="normal" style:font-size-asian="10pt" style:font-weight-asian="normal" style:font-weight-complex="normal"/>
    </style:style>
    <style:style style:name="T58" style:family="text">
      <style:text-properties fo:color="#6a3e3e" style:font-name="Consolas" fo:font-size="10pt" style:font-size-asian="10pt"/>
    </style:style>
    <style:style style:name="T59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60" style:family="text">
      <style:text-properties fo:color="#7f0055" style:font-name="Consolas" fo:font-size="10pt" fo:font-weight="normal" style:font-size-asian="10pt" style:font-weight-asian="normal" style:font-weight-complex="normal"/>
    </style:style>
    <style:style style:name="T61" style:family="text">
      <style:text-properties fo:color="#7f0055" style:font-name="Consolas" fo:font-size="10pt" fo:font-weight="bold" style:font-size-asian="10pt" style:font-weight-asian="bold"/>
    </style:style>
    <style:style style:name="T62" style:family="text">
      <style:text-properties fo:color="#7f0055" style:font-name="Consolas" fo:font-size="10pt" fo:font-weight="bold" officeooo:rsid="00357c2c" style:font-size-asian="10pt" style:font-weight-asian="bold" style:font-weight-complex="normal"/>
    </style:style>
    <style:style style:name="T63" style:family="text">
      <style:text-properties fo:color="#7f0055" style:font-name="Consolas" fo:font-size="10pt" fo:font-weight="bold" officeooo:rsid="0039259a" style:font-size-asian="10pt" style:font-weight-asian="bold"/>
    </style:style>
    <style:style style:name="T64" style:family="text">
      <style:text-properties fo:color="#7f0055" style:font-name="Consolas" fo:font-size="10pt" fo:font-weight="bold" officeooo:rsid="0039259a" style:font-size-asian="10pt" style:font-weight-asian="bold" style:font-size-complex="10.5pt" style:font-weight-complex="normal"/>
    </style:style>
    <style:style style:name="T65" style:family="text">
      <style:text-properties fo:color="#7f0055" style:font-name="Consolas" fo:font-size="10pt" fo:font-weight="bold" style:font-size-asian="10pt" style:font-weight-asian="bold"/>
    </style:style>
    <style:style style:name="T66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67" style:family="text">
      <style:text-properties fo:color="#7f0055" style:font-name="Consolas" fo:font-size="10pt" style:text-underline-style="solid" style:text-underline-width="auto" style:text-underline-color="font-color" fo:font-weight="bold" officeooo:rsid="0039259a" style:font-size-asian="10pt" style:font-weight-asian="bold" style:font-size-complex="10.5pt" style:font-weight-complex="normal"/>
    </style:style>
    <style:style style:name="T68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69" style:family="text">
      <style:text-properties fo:color="#2a00ff" style:font-name="Consolas" fo:font-size="10pt" style:font-size-asian="10pt"/>
    </style:style>
    <style:style style:name="T7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71" style:family="text">
      <style:text-properties officeooo:rsid="005a8193"/>
    </style:style>
    <style:style style:name="T72" style:family="text">
      <style:text-properties style:font-name="Consolas" fo:font-size="10pt" style:font-size-asian="10pt"/>
    </style:style>
    <style:style style:name="T73" style:family="text">
      <style:text-properties style:font-name="Consolas" fo:font-size="10pt" style:font-size-asian="10pt" style:font-size-complex="10.5pt"/>
    </style:style>
    <style:style style:name="T74" style:family="text">
      <style:text-properties style:font-name="Consolas" fo:font-size="10pt" officeooo:rsid="005c9f70" style:font-size-asian="10pt" style:font-size-complex="10.5pt"/>
    </style:style>
    <style:style style:name="T75" style:family="text">
      <style:text-properties style:font-name="Consolas" fo:font-size="10pt" officeooo:rsid="0039259a" style:font-size-asian="10pt" style:font-size-complex="10.5pt"/>
    </style:style>
    <style:style style:name="T76" style:family="text">
      <style:text-properties style:font-name="Consolas" fo:font-size="10pt" officeooo:rsid="002af41d" style:font-size-asian="10pt" style:font-size-complex="10.5pt"/>
    </style:style>
    <style:style style:name="T77" style:family="text">
      <style:text-properties style:font-name="Consolas" fo:font-size="10pt" officeooo:rsid="0065f384" style:font-size-asian="10pt"/>
    </style:style>
    <style:style style:name="T78" style:family="text">
      <style:text-properties style:font-name="Consolas" fo:font-size="10pt" fo:font-weight="bold" officeooo:rsid="005d6d9d" style:font-size-asian="10pt" style:font-weight-asian="bold" style:font-weight-complex="bold"/>
    </style:style>
    <style:style style:name="T79" style:family="text">
      <style:text-properties style:font-name="Consolas" fo:font-size="10pt" fo:font-weight="bold" officeooo:rsid="005ebc67" style:font-size-asian="10pt" style:font-weight-asian="bold" style:font-weight-complex="bold"/>
    </style:style>
    <style:style style:name="T80" style:family="text">
      <style:text-properties style:font-name="Consolas" fo:font-size="10pt" fo:font-weight="bold" style:font-size-asian="10pt" style:font-weight-asian="bold" style:font-size-complex="10.5pt" style:font-weight-complex="bold"/>
    </style:style>
    <style:style style:name="T81" style:family="text">
      <style:text-properties fo:font-variant="normal" fo:text-transform="none" fo:color="#000000" fo:letter-spacing="normal" fo:font-style="normal" fo:font-weight="normal"/>
    </style:style>
    <style:style style:name="T82" style:family="text">
      <style:text-properties fo:font-variant="normal" fo:text-transform="none" fo:color="#000000" fo:letter-spacing="normal" fo:font-style="normal" fo:font-weight="normal" officeooo:rsid="00193784"/>
    </style:style>
    <style:style style:name="T83" style:family="text">
      <style:text-properties fo:font-variant="normal" fo:text-transform="none" fo:color="#3f5fbf" style:font-name="Consolas" fo:font-size="10pt" fo:letter-spacing="normal" fo:font-style="normal" fo:font-weight="normal" style:font-size-asian="10pt" style:font-weight-asian="bold" style:font-size-complex="10.5pt" style:font-weight-complex="bold"/>
    </style:style>
    <style:style style:name="T84" style:family="text">
      <style:text-properties officeooo:rsid="001469e9"/>
    </style:style>
    <style:style style:name="T85" style:family="text">
      <style:text-properties officeooo:rsid="00193784"/>
    </style:style>
    <style:style style:name="T86" style:family="text">
      <style:text-properties fo:color="#3f5fbf" style:font-name="Consolas" fo:font-size="10pt" style:font-size-asian="10pt"/>
    </style:style>
    <style:style style:name="T87" style:family="text">
      <style:text-properties fo:color="#3f5fbf" style:font-name="Consolas" fo:font-size="10pt" officeooo:rsid="001b2468" style:font-size-asian="10pt"/>
    </style:style>
    <style:style style:name="T88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89" style:family="text">
      <style:text-properties fo:color="#7f9fbf" style:font-name="Consolas" fo:font-size="10pt" fo:font-weight="bold" style:font-size-asian="10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ttura Codice</text:p>
      <text:list xml:id="list3609256793" text:style-name="L1">
        <text:list-item>
          <text:p text:style-name="P30">package</text:p>
        </text:list-item>
      </text:list>
      <text:p text:style-name="P2"><text:tab/>package slide3_1;</text:p>
      <text:list xml:id="list100807765127760" text:continue-numbering="true" text:style-name="L1">
        <text:list-item>
          <text:p text:style-name="P30">imports</text:p>
          <text:p text:style-name="P37">import java.util.<text:span text:style-name="T20">Arrays;</text:span></text:p>
        </text:list-item>
        <text:list-item>
          <text:p text:style-name="P30">classpath</text:p>
          <text:p text:style-name="P38">C:\Users\ADMIN\eclipse-workspace\Prove\src\slide3_1<text:span text:style-name="T21">\Persona</text:span></text:p>
          <text:p text:style-name="P38"/>
        </text:list-item>
      </text:list>
      <text:p text:style-name="P12">Ereditarietà</text:p>
      <text:p text:style-name="P3">public class Prova extends Prova1 { }</text:p>
      <text:p text:style-name="P3">Classe Prova padre, Prova1 figlia.</text:p>
      <text:p text:style-name="P4">La classe figlia (sottoclasse) eredita tutto il contenuto della classe padre (superclasse) e può aggiungerne altro. Serve per derivare dalla superclasse, altre sottoclassi risparmiando codice da scrivere. Si può fare override e overload dei metodi. <text:span text:style-name="T22">Non è permessa l’ereditarietà multipla: public class Prova extends Prova1, Prova1 (ERR)</text:span></text:p>
      <text:p text:style-name="P4"/>
      <text:p text:style-name="P12"><text:span text:style-name="T19">Classi, oggetti, i</text:span>nterfacce e classi astratte</text:p>
      <text:p text:style-name="P5">public class Prova() {}</text:p>
      <text:p text:style-name="P15">Prova=new Prova(parametri costruttore); </text:p>
      <text:p text:style-name="P16">Un’interfaccia viene utilizzata per fare una classificazione degli oggetti, <text:span text:style-name="T23">per un modello</text:span>. <text:span text:style-name="T22">Keyword “interface” . </text:span>Non può essere istanziata. Si utilizza la parola chiave “implements”. <text:span text:style-name="T22">Una classe può implementare più interfacce.</text:span><text:line-break/>I suoi metodi devono essere (o sono implicitamente) public static final<text:line-break/>E non devono avere implementazione (senza {} )</text:p>
      <text:p text:style-name="P18"><text:span text:style-name="T24"><text:line-break/></text:span><text:span text:style-name="T25">public interface Prova {</text:span></text:p>
      <text:p text:style-name="P27"><text:tab/>int <text:span text:style-name="T39">VALUE</text:span> = 1;</text:p>
      <text:p text:style-name="P27"><text:tab/>void m1();</text:p>
      <text:p text:style-name="P27">}</text:p>
      <text:p text:style-name="P27"/>
      <text:p text:style-name="P27">public interface <text:span text:style-name="T40">Prova1</text:span>{</text:p>
      <text:p text:style-name="P27"><text:tab/>int <text:span text:style-name="T39">VALUE</text:span> = 2;</text:p>
      <text:p text:style-name="P27"><text:tab/>void m1();</text:p>
      <text:p text:style-name="P27">}</text:p>
      <text:p text:style-name="P27"/>
      <text:p text:style-name="P27">class Test implements Prova, Prova1{</text:p>
      <text:p text:style-name="P27"><text:tab/>public void m1()</text:p>
      <text:p text:style-name="P27"><text:tab/>{</text:p>
      <text:p text:style-name="P27"><text:tab/><text:tab/>System.<text:span text:style-name="T39">out</text:span>.println("Hello");</text:p>
      <text:p text:style-name="P27"><text:tab/><text:tab/>Test test1 = new Test();</text:p>
      <text:p text:style-name="P27"><text:tab/><text:tab/>((Prova1) test1).m1();<text:tab/><text:tab/>//<text:span text:style-name="T41">stampa “Hello”</text:span></text:p>
      <text:p text:style-name="P27"><text:tab/>}</text:p>
      <text:p text:style-name="P20">}</text:p>
      <text:p text:style-name="P19"/>
      <text:p text:style-name="P17"><text:span text:style-name="T42">public abstract class </text:span><text:span text:style-name="T43">Calc{<text:line-break/>abstract void calculate();</text:span><text:span text:style-name="T44"><text:line-break/>public static void main(String [] args)</text:span></text:p>
      <text:p text:style-name="P6"><text:soft-page-break/>{<text:line-break/>System.out.println(“Calculating”);<text:line-break/>Calc x = null;<text:line-break/>x.calculate();<text:tab/><text:tab/></text:p>
      <text:p text:style-name="P6">}</text:p>
      <text:p text:style-name="P6">}</text:p>
      <text:p text:style-name="P7"><text:line-break/>Classe astratta viene usata per rendere disponibile alle sottoclassi, del codice, delle funzioni comuni. <text:span text:style-name="T22">Denominata con la keyword “abstract”.</text:span><text:line-break/>Non può essere istanziata. Deve avere almeno un metodo astratto <text:span text:style-name="T22">per dichiararsi tale e le sottoclassi devono implementare(override) il metodo astratto.</text:span></text:p>
      <text:p text:style-name="P8"/>
      <text:p text:style-name="P12">Visibilità</text:p>
      <text:p text:style-name="P7">private-→default (o vuoto, visibile solo nel package)-→protected (package e sottoclassi)-→public <text:s/><text:tab/><text:line-break/>Dal più restrittivo.</text:p>
      <text:p text:style-name="P12">Linguaggi<text:span text:style-name="T19">o</text:span></text:p>
      <text:list xml:id="list3345971972" text:style-name="L2">
        <text:list-item>
          <text:p text:style-name="P31">La Sintassi<text:tab/><text:tab/><text:tab/><text:span text:style-name="T1">int a = 5; String str = “prova”; char car = ‘b’; boolean </text:span><text:span text:style-name="T2">bool</text:span><text:span text:style-name="T1">= true;</text:span></text:p>
        </text:list-item>
        <text:list-item>
          <text:p text:style-name="P31">Controlli di Flusso</text:p>
        </text:list-item>
      </text:list>
      <text:p text:style-name="P12"><text:span text:style-name="T3"><text:tab/></text:span><text:span text:style-name="T4">boolean check</text:span><text:span text:style-name="T5">=true</text:span><text:span text:style-name="T4">;</text:span></text:p>
      <text:p text:style-name="P42"><text:tab/>if(check == true) </text:p>
      <text:p text:style-name="P42"><text:tab/>{<text:line-break/><text:tab/><text:tab/>System.out.println(“funziona”);<text:line-break/><text:tab/>}</text:p>
      <text:p text:style-name="P42"/>
      <text:list xml:id="list100807233491048" text:continue-numbering="true" text:style-name="L2">
        <text:list-header>
          <text:p text:style-name="P40">for(int i=0; i&lt;10; i++){ }<text:tab/><text:tab/><text:tab/><text:span text:style-name="T45">quando sappiamo quante volte itererà</text:span></text:p>
        </text:list-header>
      </text:list>
      <text:p text:style-name="P9"><text:tab/>while (isFull) {…}<text:tab/><text:tab/><text:tab/><text:span text:style-name="T45">esce a false</text:span></text:p>
      <text:p text:style-name="P9"><text:tab/><text:span text:style-name="T45">do (….) while (y==0);<text:tab/><text:tab/><text:tab/>quando sappiamo che itererà almeno una volta</text:span></text:p>
      <text:p text:style-name="P9"><text:tab/>for(int i : Iterator/array/arrayList)<text:tab/><text:tab/><text:span text:style-name="T45">for each – quando vogliamo far scorrere tutti i valori</text:span></text:p>
      <text:p text:style-name="P9"><text:tab/><text:span text:style-name="T46">switch()<text:line-break/><text:tab/>{<text:line-break/><text:tab/><text:tab/>case 1: istruzione;<text:line-break/><text:tab/><text:tab/>case 2: istruzione;<text:line-break/><text:tab/><text:tab/>…<text:line-break/><text:tab/><text:tab/>default:<text:line-break/><text:tab/>}</text:span></text:p>
      <text:list xml:id="list100808314651852" text:continue-numbering="true" text:style-name="L2">
        <text:list-item>
          <text:p text:style-name="P39"><text:span text:style-name="T47">Array</text:span><text:tab/><text:tab/><text:tab/><text:tab/><text:tab/><text:span text:style-name="T48">int arrayProva []; int arrayProva [] = new int[]; Sequenza di <text:tab/><text:tab/><text:tab/><text:tab/><text:tab/>elementi</text:span></text:p>
        </text:list-item>
      </text:list>
      <text:p text:style-name="P1"><text:tab/><text:tab/><text:tab/><text:tab/><text:tab/><text:tab/><text:span text:style-name="T49">arrayProva = {1, 20, 304, 55};</text:span></text:p>
      <text:list xml:id="list100808137108868" text:continue-numbering="true" text:style-name="L2">
        <text:list-item>
          <text:p text:style-name="P39"><text:span text:style-name="T47">Enum</text:span><text:tab/><text:tab/><text:tab/><text:tab/><text:tab/><text:span text:style-name="T50">public enum sesso {M, F}<text:tab/>valori specifici</text:span></text:p>
        </text:list-item>
        <text:list-item>
          <text:p text:style-name="P39"><text:span text:style-name="T47">Annotations</text:span><text:tab/><text:tab/><text:tab/><text:tab/><text:span text:style-name="T51">@Override</text:span></text:p>
        </text:list-item>
      </text:list>
      <text:p text:style-name="P1"/>
      <text:p text:style-name="P1"/>
      <text:p text:style-name="P1"><text:soft-page-break/><text:span text:style-name="T47">La libreria Math</text:span><text:tab/><text:tab/>//<text:span text:style-name="T52">int a =Math.min(10, 5);<text:tab/><text:tab/>Math.random();<text:tab/>ritorna un double tra <text:tab/><text:tab/><text:tab/><text:tab/><text:tab/>System.out.println(a); //5<text:tab/><text:tab/>0.0 e 0.1</text:span></text:p>
      <text:p text:style-name="P41"><text:tab/><text:tab/><text:tab/><text:tab/></text:p>
      <text:p text:style-name="P12">La classe Object<text:tab/><text:tab/><text:span text:style-name="T6">E’ la superclasse di ogni classe. Ogni classe estende Object, ereditando <text:tab/><text:tab/><text:tab/><text:tab/><text:tab/>vari metodi. <text:line-break/><text:tab/><text:tab/><text:tab/><text:tab/>Es. </text:span><text:span text:style-name="T7">public String </text:span><text:span text:style-name="T6">toString() </text:span><text:span text:style-name="T7">{return “ciao” + var+ “mondo”}</text:span><text:span text:style-name="T6">;</text:span></text:p>
      <text:p text:style-name="P12">Stringhe<text:tab/><text:tab/><text:tab/><text:span text:style-name="T6">String stringa=”ciao”;<text:tab/>String stringa = new String (“ciao”);</text:span><text:tab/></text:p>
      <text:p text:style-name="P12"><text:span text:style-name="T26">Date</text:span><text:tab/><text:tab/><text:tab/><text:tab/><text:span text:style-name="T8">LocalDate </text:span><text:span text:style-name="T9">dataCorrente = LocalDate.now(ZoneId.Of(“Europe/Paris”));<text:line-break/><text:tab/><text:tab/><text:tab/><text:tab/>System.out.print(“Data corrente in Italia: “ +dataCorrenteItalia);</text:span><text:span text:style-name="T8"><text:tab/></text:span></text:p>
      <text:p text:style-name="P12"><text:span text:style-name="T8"><text:tab/><text:tab/><text:tab/><text:tab/></text:span><text:span text:style-name="T10">LocalDate primoGiornoLuglio = LocalDate.of(2017, Month.July, 1);<text:line-break/><text:tab/><text:tab/><text:tab/><text:tab/>System.out.println(“Data specifica: “+primoGiornoLuglio);</text:span><text:span text:style-name="T8"><text:tab/><text:tab/><text:tab/><text:tab/></text:span></text:p>
      <text:p text:style-name="P12">Collections<text:tab/><text:tab/><text:tab/><text:span text:style-name="T8">Collection: elementi non ordinati. Non possono avere tipi primitivi</text:span></text:p>
      <text:p text:style-name="P12"><text:span text:style-name="T8"><text:tab/><text:tab/><text:tab/><text:tab/>List: ordinati, e possiamo ottenere gli elementi in base all’indice.<text:line-break/><text:tab/><text:tab/><text:tab/><text:tab/></text:span><text:span text:style-name="T4">public void prova(List lista){<text:line-break/><text:tab/><text:tab/><text:tab/><text:tab/>c.add(“uno”);<text:line-break/><text:tab/><text:tab/><text:tab/><text:tab/>c.add(“due”);<text:line-break/><text:tab/><text:tab/><text:tab/><text:tab/>c.add(“tre”);<text:line-break/><text:tab/><text:tab/><text:tab/><text:tab/>c.add(“</text:span><text:span text:style-name="T11">quattro</text:span><text:span text:style-name="T4">”);<text:line-break/><text:tab/><text:tab/><text:tab/><text:tab/></text:span><text:span text:style-name="T11">c.remove(“uno”);</text:span></text:p>
      <text:p text:style-name="P43"><text:tab/><text:tab/><text:tab/><text:tab/>}</text:p>
      <text:p text:style-name="P12"><text:span text:style-name="T8"><text:tab/><text:tab/><text:tab/><text:tab/>Array: ordinati ed ha una capacità massima.<text:line-break/><text:tab/><text:tab/><text:tab/><text:tab/></text:span><text:span text:style-name="T12">Integer array = new Integer(10);</text:span></text:p>
      <text:p text:style-name="P12"><text:span text:style-name="T8"><text:tab/><text:tab/><text:tab/><text:tab/>Arraylist: memorizza gli elementi, e al termine della sua capacità si <text:tab/><text:tab/><text:tab/><text:tab/><text:tab/><text:tab/>ridimensiona per immagazzinarne altri<text:line-break/><text:tab/><text:tab/><text:tab/><text:tab/></text:span><text:span text:style-name="T13">List &lt;String&gt; arrListProva = new Arraylist&lt;String&gt;();<text:line-break/><text:tab/><text:tab/><text:tab/><text:tab/>arrListProva.add(“Ciao”);</text:span></text:p>
      <text:p text:style-name="P12">Iterator<text:tab/><text:tab/><text:tab/></text:p>
      <text:p text:style-name="P12">Foreach<text:tab/><text:tab/><text:tab/><text:span text:style-name="T14">for (int i : Iterator/array/arrayList) </text:span><text:span text:style-name="T13">per scorrere</text:span><text:span text:style-name="T14"> tutti i valori</text:span><text:span text:style-name="T15"> di tipo intero</text:span></text:p>
      <text:p text:style-name="P12">Generics<text:tab/><text:tab/><text:tab/><text:span text:style-name="T13">List &lt;</text:span><text:span text:style-name="T53">String</text:span><text:span text:style-name="T13">&gt; arrListProva = new Arraylist&lt;</text:span><text:span text:style-name="T53">String</text:span><text:span text:style-name="T13">&gt;();</text:span></text:p>
      <text:p text:style-name="P12">Map<text:tab/><text:tab/><text:tab/><text:tab/><text:span text:style-name="T16">elementi con una chiave ed un suo valroe. Non si possono avere due <text:tab/><text:tab/><text:tab/><text:tab/><text:tab/>elementi con lo stesso valore di chiave. Metodo put() e get(), clear()</text:span></text:p>
      <text:p text:style-name="P14"><text:span text:style-name="T54"><text:tab/><text:tab/><text:tab/><text:tab/>E</text:span><text:span text:style-name="T55">s. </text:span><text:span text:style-name="T28">HashMap&lt;String, Integer&gt; </text:span><text:span text:style-name="T57">mappa</text:span><text:span text:style-name="T27"> = </text:span><text:span text:style-name="T60">new</text:span><text:span text:style-name="T27"> HashMap&lt;String, <text:tab/><text:tab/><text:tab/><text:tab/><text:tab/>Integer&gt;();</text:span></text:p>
      <text:p text:style-name="P29"><text:span text:style-name="T29"><text:tab/><text:tab/><text:tab/><text:tab/></text:span><text:span text:style-name="T58">mappa</text:span><text:span text:style-name="T29">.put(</text:span><text:span text:style-name="T69">"Elem1"</text:span><text:span text:style-name="T29">, 1);</text:span></text:p>
      <text:p text:style-name="P29"><text:span text:style-name="T29"><text:tab/><text:tab/><text:tab/><text:tab/></text:span><text:span text:style-name="T58">mappa</text:span><text:span text:style-name="T29">.put(</text:span><text:span text:style-name="T69">"Elem2"</text:span><text:span text:style-name="T29">, 2);</text:span></text:p>
      <text:p text:style-name="P29"><text:span text:style-name="T29"><text:tab/><text:tab/><text:tab/><text:tab/></text:span><text:span text:style-name="T58">mappa</text:span><text:span text:style-name="T29">.put(</text:span><text:span text:style-name="T69">"Elem3"</text:span><text:span text:style-name="T29">, 3);</text:span></text:p>
      <text:p text:style-name="P24"><text:span text:style-name="T29"><text:tab/><text:tab/><text:tab/><text:tab/></text:span><text:span text:style-name="T58">mappa</text:span><text:span text:style-name="T29">.put(</text:span><text:span text:style-name="T69">"Elem4"</text:span><text:span text:style-name="T29">, 4);</text:span></text:p>
      <text:p text:style-name="P12">Le Eccezioni</text:p>
      <text:list xml:id="list2596484751" text:style-name="L3">
        <text:list-item>
          <text:p text:style-name="P32">La gestione degli errori<text:tab/><text:tab/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4"><text:span text:style-name="T62">try</text:span><text:span text:style-name="T29"> </text:span></text:p>
                        </text:list-header>
                      </text:list>
                    </text:list-item>
                  </text:list>
                </text:list-item>
              </text:list>
              <text:p text:style-name="P49"><text:tab/><text:tab/><text:tab/>{</text:p>
            </text:list-item>
          </text:list>
          <text:p text:style-name="P48"><text:span text:style-name="T29"><text:tab/><text:tab/><text:tab/><text:tab/></text:span><text:span text:style-name="T61">for</text:span><text:span text:style-name="T29">(</text:span><text:span text:style-name="T61">int</text:span><text:span text:style-name="T29"> </text:span><text:span text:style-name="T58">i</text:span><text:span text:style-name="T29">=0; </text:span><text:span text:style-name="T58">i</text:span><text:span text:style-name="T29">&lt;</text:span><text:span text:style-name="T35">arrayProva</text:span><text:span text:style-name="T29">.lenght; </text:span><text:span text:style-name="T58">i</text:span><text:span text:style-name="T29">++)</text:span></text:p>
          <text:p text:style-name="P49"><text:tab/><text:tab/><text:tab/><text:tab/>{</text:p>
          <text:p text:style-name="P48"><text:span text:style-name="T29"><text:tab/><text:tab/><text:tab/><text:tab/><text:tab/>System.</text:span><text:span text:style-name="T70">out</text:span><text:span text:style-name="T29">.println(</text:span><text:span text:style-name="T35">arrayProva</text:span><text:span text:style-name="T29">[</text:span><text:span text:style-name="T58">i</text:span><text:span text:style-name="T29">]);</text:span></text:p>
          <text:p text:style-name="P49"><text:tab/><text:tab/><text:tab/><text:tab/>}</text:p>
          <text:p text:style-name="P49"><text:tab/><text:tab/><text:tab/></text:p>
          <text:p text:style-name="P49"><text:soft-page-break/><text:tab/><text:tab/><text:tab/>}</text:p>
          <text:p text:style-name="P48"><text:span text:style-name="T29"><text:tab/><text:tab/><text:tab/></text:span><text:span text:style-name="T61">catch</text:span><text:span text:style-name="T29">(ArrayIndexOutOfBoundsException </text:span><text:span text:style-name="T58">exc</text:span><text:span text:style-name="T29">)</text:span></text:p>
          <text:p text:style-name="P49"><text:tab/><text:tab/><text:tab/>{</text:p>
          <text:p text:style-name="P48"><text:span text:style-name="T29"><text:tab/><text:tab/><text:tab/><text:tab/></text:span><text:span text:style-name="T58">exc</text:span><text:span text:style-name="T29">.toString();</text:span></text:p>
          <text:p text:style-name="P49"><text:tab/><text:tab/><text:tab/>}</text:p>
          <text:p text:style-name="P48"><text:span text:style-name="T29"><text:tab/><text:tab/><text:tab/></text:span><text:span text:style-name="T61">finally</text:span><text:span text:style-name="T29"> <text:line-break/><text:tab/><text:tab/><text:tab/></text:span><text:span text:style-name="T30">{</text:span></text:p>
          <text:p text:style-name="P48"><text:span text:style-name="T29"><text:tab/><text:tab/><text:tab/><text:tab/></text:span><text:span text:style-name="T31">System.out.println(“Esegue in ogni caso”);</text:span></text:p>
          <text:list text:continue-numbering="true">
            <text:list-header>
              <text:p text:style-name="P51"><text:tab/><text:tab/>}</text:p>
            </text:list-header>
          </text:list>
        </text:list-item>
      </text:list>
      <text:p text:style-name="P52"/>
      <text:p text:style-name="P52"/>
      <text:list xml:id="list100806607764411" text:continue-numbering="true" text:style-name="L3">
        <text:list-item>
          <text:p text:style-name="P32">Checked e unchecked<text:tab/><text:tab/><text:span text:style-name="T17">checked exception sono le sottoclassi di Exception: IOException, <text:tab/><text:tab/><text:tab/><text:tab/><text:tab/>FileNotFound. Devono essere dichiarate</text:span><text:span text:style-name="T18"> (throws) </text:span><text:span text:style-name="T17">e/o gestite nel <text:tab/><text:tab/><text:tab/><text:tab/><text:tab/>metodo in cui occorrono </text:span><text:span text:style-name="T18">con un try-catch.</text:span></text:p>
        </text:list-item>
      </text:list>
      <text:p text:style-name="P10"><text:tab/><text:tab/><text:tab/><text:tab/><text:tab/>unchecked sono le sottoclassi di Runtime Exception: <text:tab/><text:tab/><text:tab/><text:tab/><text:tab/><text:tab/><text:tab/>illegalArgument , NullPointer, ArrayIndexOutOfBound<text:line-break/><text:tab/><text:tab/><text:tab/><text:tab/><text:tab/>Possono essere dichiarate e gestite.</text:p>
      <text:p text:style-name="P56">CHECKED: </text:p>
      <text:p text:style-name="P25"><text:span text:style-name="T32">public class esempio{</text:span><text:span text:style-name="T63"><text:line-break/></text:span><text:span text:style-name="T33">public static void m1() throws Exception { throw new Exception();}<text:line-break/></text:span><text:span text:style-name="T63"><text:line-break/></text:span><text:span text:style-name="T29">public </text:span><text:span text:style-name="T33">static void main(String [] args) throws Exception{<text:line-break/><text:tab/>try{<text:line-break/><text:tab/><text:tab/>m1();<text:line-break/><text:tab/><text:tab/>System.out.println(“A”);</text:span></text:p>
      <text:p text:style-name="P53"><text:tab/>}<text:line-break/><text:tab/>finally<text:line-break/><text:tab/>{<text:line-break/><text:tab/><text:tab/>System.out.println(“B”);<text:line-break/><text:tab/>}<text:line-break/><text:line-break/><text:tab/>System.out.println(“C”);</text:p>
      <text:p text:style-name="P11"><text:tab/>}<text:line-break/><text:span text:style-name="T71">}</text:span></text:p>
      <text:p text:style-name="P26"><text:span text:style-name="T67">UNCHECKED</text:span><text:span text:style-name="T64">: </text:span></text:p>
      <text:p text:style-name="P21"><text:span text:style-name="T74">public class </text:span><text:span text:style-name="T75">W</text:span><text:span text:style-name="T73">arningVeloxMin extends RuntimeException{..}</text:span></text:p>
      <text:p text:style-name="P22"><text:span text:style-name="T76">public String diminuisciVelocita(int velox) throws WarningVeloxMin</text:span><text:span text:style-name="T72">{</text:span></text:p>
      <text:p text:style-name="P28"><text:span text:style-name="T72"><text:tab/><text:tab/>if((velocita-velox)&lt;=0)</text:span></text:p>
      <text:p text:style-name="P50"><text:tab/><text:tab/>{</text:p>
      <text:p text:style-name="P28"><text:span text:style-name="T72"><text:tab/><text:tab/><text:tab/>throw new WarningVeloxMin("Attenzione! Raggiunta velocita minima");</text:span></text:p>
      <text:p text:style-name="P50"><text:tab/><text:tab/>}</text:p>
      <text:p text:style-name="P28"><text:span text:style-name="T72"><text:tab/><text:tab/>else</text:span></text:p>
      <text:p text:style-name="P50"><text:tab/><text:tab/>{</text:p>
      <text:p text:style-name="P28"><text:span text:style-name="T72"><text:tab/><text:tab/><text:tab/>velocita-=velox;</text:span></text:p>
      <text:p text:style-name="P28"><text:span text:style-name="T72"><text:tab/><text:tab/><text:tab/>return "Velocita' modificata";</text:span></text:p>
      <text:p text:style-name="P50"><text:tab/><text:tab/>}</text:p>
      <text:p text:style-name="P54"><text:tab/>}</text:p>
      <text:list xml:id="list100808680453160" text:continue-numbering="true" text:style-name="L3">
        <text:list-header>
          <text:p text:style-name="P46"/>
        </text:list-header>
      </text:list>
      <text:p text:style-name="P12"><text:line-break/></text:p>
      <text:list xml:id="list100807391838588" text:continue-numbering="true" text:style-name="L3">
        <text:list-item>
          <text:p text:style-name="P32"><text:soft-page-break/>Eccezioni ed ereditarietà<text:tab/></text:p>
          <text:p text:style-name="P32"><text:line-break/></text:p>
        </text:list-item>
      </text:list>
      <text:p text:style-name="P23"><text:span text:style-name="T72">public int maggiore(int[] array) throws </text:span><text:span text:style-name="T78">Runtim</text:span><text:span text:style-name="T79">e</text:span><text:span text:style-name="T78">Exception</text:span></text:p>
      <text:p text:style-name="P50"><text:tab/>{</text:p>
      <text:p text:style-name="P28"><text:span text:style-name="T72"><text:tab/><text:tab/>int maxValue = array[0];</text:span></text:p>
      <text:p text:style-name="P50"><text:tab/><text:tab/></text:p>
      <text:p text:style-name="P28"><text:span text:style-name="T72"><text:tab/><text:tab/>for(int i=0; i&lt;array.length; i++)</text:span></text:p>
      <text:p text:style-name="P50"><text:tab/><text:tab/>{</text:p>
      <text:p text:style-name="P50"><text:tab/><text:tab/><text:tab/></text:p>
      <text:p text:style-name="P28"><text:span text:style-name="T72"><text:tab/><text:tab/><text:tab/>if (array[i] &gt; maxValue)</text:span></text:p>
      <text:p text:style-name="P50"><text:tab/><text:tab/><text:tab/>{</text:p>
      <text:p text:style-name="P28"><text:span text:style-name="T72"><text:tab/><text:tab/><text:tab/><text:tab/>maxValue=array[i];</text:span></text:p>
      <text:p text:style-name="P50"><text:tab/><text:tab/><text:tab/>}</text:p>
      <text:p text:style-name="P28"><text:span text:style-name="T72"><text:tab/><text:tab/><text:tab/>else</text:span></text:p>
      <text:p text:style-name="P28"><text:span text:style-name="T72"><text:tab/><text:tab/><text:tab/><text:tab/>throw new IllegalArgumentException("Exc class 1");</text:span></text:p>
      <text:p text:style-name="P50"><text:tab/><text:tab/>}</text:p>
      <text:p text:style-name="P50"><text:tab/><text:tab/></text:p>
      <text:p text:style-name="P28"><text:span text:style-name="T72"><text:tab/><text:tab/>return maxValue;</text:span></text:p>
      <text:p text:style-name="P58"><text:tab/>}</text:p>
      <text:p text:style-name="P22"><text:span text:style-name="T73"><text:tab/>@</text:span><text:span text:style-name="T80">Override</text:span><text:span text:style-name="T73"><text:line-break/><text:tab/></text:span><text:span text:style-name="T72">public int maggiore(int []array) throws </text:span><text:span text:style-name="T77">IllegalArgumentException</text:span></text:p>
      <text:p text:style-name="P50"><text:tab/>{</text:p>
      <text:p text:style-name="P28"><text:span text:style-name="T72"><text:tab/><text:tab/>int maxValue = array[0];</text:span></text:p>
      <text:p text:style-name="P50"><text:tab/><text:tab/></text:p>
      <text:p text:style-name="P28"><text:span text:style-name="T72"><text:tab/><text:tab/>for(int i=0; i&lt;array.length; i++)</text:span></text:p>
      <text:p text:style-name="P50"><text:tab/><text:tab/>{</text:p>
      <text:p text:style-name="P50"><text:tab/><text:tab/><text:tab/></text:p>
      <text:p text:style-name="P28"><text:span text:style-name="T72"><text:tab/><text:tab/><text:tab/>if (array[i] &gt; maxValue)</text:span></text:p>
      <text:p text:style-name="P50"><text:tab/><text:tab/><text:tab/>{</text:p>
      <text:p text:style-name="P28"><text:span text:style-name="T72"><text:tab/><text:tab/><text:tab/><text:tab/>maxValue=array[i];</text:span></text:p>
      <text:p text:style-name="P50"><text:tab/><text:tab/><text:tab/>}</text:p>
      <text:p text:style-name="P28"><text:span text:style-name="T72"><text:tab/><text:tab/><text:tab/>else</text:span></text:p>
      <text:p text:style-name="P28"><text:span text:style-name="T72"><text:tab/><text:tab/><text:tab/><text:tab/></text:span><text:span text:style-name="T77">throw</text:span><text:span text:style-name="T72"> new IllegalArgumentException("Exc class2");</text:span></text:p>
      <text:p text:style-name="P50"><text:tab/><text:tab/>}</text:p>
      <text:p text:style-name="P50"><text:tab/><text:tab/></text:p>
      <text:p text:style-name="P28"><text:span text:style-name="T72"><text:tab/><text:tab/>return maxValue;<text:tab/><text:tab/></text:span></text:p>
      <text:p text:style-name="P50"><text:tab/>}</text:p>
      <text:p text:style-name="P55"><text:tab/></text:p>
      <text:p text:style-name="P12">JavaDoc</text:p>
      <text:list xml:id="list1652104968" text:style-name="L4">
        <text:list-item>
          <text:p text:style-name="P45"><text:span text:style-name="T56">Sintassi<text:line-break/></text:span><text:span text:style-name="T81">/**<text:line-break/>*<text:line-break/>*/<text:tab/></text:span></text:p>
        </text:list-item>
        <text:list-item>
          <text:p text:style-name="P33">Esempio</text:p>
          <text:p text:style-name="P57"><text:span text:style-name="T83">/**</text:span></text:p>
          <text:p text:style-name="P47"><text:span text:style-name="T86">*</text:span><text:span text:style-name="T88">Verifica</text:span><text:span text:style-name="T86"> </text:span><text:span text:style-name="T88">min</text:span><text:span text:style-name="T86"> e max array</text:span></text:p>
          <text:p text:style-name="P47"><text:span text:style-name="T86">*</text:span><text:span text:style-name="T89">@author</text:span><text:span text:style-name="T86"> </text:span><text:span text:style-name="T88">Andrea</text:span></text:p>
          <text:p text:style-name="P47"><text:span text:style-name="T86">*</text:span><text:span text:style-name="T89">@version</text:span><text:span text:style-name="T86"> </text:span><text:span text:style-name="T87">1.0</text:span></text:p>
          <text:p text:style-name="P47"><text:span text:style-name="T86">*</text:span><text:span text:style-name="T89">@param</text:span><text:span text:style-name="T86"> interi a, b, </text:span><text:span text:style-name="T87">array da esaminare</text:span></text:p>
          <text:p text:style-name="P47"><text:span text:style-name="T86">*</text:span><text:span text:style-name="T89">@throws</text:span><text:span text:style-name="T86"> ArrayIndexOutOfBoundsException</text:span></text:p>
          <text:p text:style-name="P47"><text:span text:style-name="T86">*/</text:span></text:p>
          <text:p text:style-name="P47"><text:span text:style-name="T29"/></text:p>
          <text:p text:style-name="P47"><text:span text:style-name="T61">public</text:span><text:span text:style-name="T29"> </text:span><text:span text:style-name="T66">int</text:span><text:span text:style-name="T29"> </text:span><text:span text:style-name="T35">verificaMinMax(</text:span><text:span text:style-name="T68">int</text:span><text:span text:style-name="T35"> </text:span><text:span text:style-name="T59">min</text:span><text:span text:style-name="T35">, </text:span><text:span text:style-name="T68">int</text:span><text:span text:style-name="T35"> </text:span><text:span text:style-name="T59">max</text:span><text:span text:style-name="T35">, </text:span><text:span text:style-name="T68">int</text:span><text:span text:style-name="T35"> []</text:span><text:span text:style-name="T59">array</text:span><text:span text:style-name="T35">)</text:span><text:span text:style-name="T37">{}</text:span></text:p>
        </text:list-item>
      </text:list>
      <text:p text:style-name="P12"><text:soft-page-break/><text:span text:style-name="T19">IO</text:span></text:p>
      <text:list xml:id="list3107156348" text:style-name="L5">
        <text:list-item>
          <text:p text:style-name="P34">Stream</text:p>
        </text:list-item>
        <text:list-item>
          <text:p text:style-name="P34">Serializzazione</text:p>
        </text:list-item>
      </text:list>
      <text:p text:style-name="P13">JUNIT</text:p>
      <text:p text:style-name="P13">MAVEN</text:p>
      <text:p text:style-name="P12">JDBC</text:p>
      <text:list xml:id="list2226574749" text:style-name="L6">
        <text:list-item>
          <text:p text:style-name="P35">Usare JDBC <text:span text:style-name="T84">e </text:span>Connessione al DataBase</text:p>
        </text:list-item>
        <text:list-item>
          <text:p text:style-name="P35">Tipi di query</text:p>
        </text:list-item>
        <text:list-item>
          <text:p text:style-name="P35">ResultSet</text:p>
        </text:list-item>
        <text:list-item>
          <text:p text:style-name="P35">Eccezioni</text:p>
        </text:list-item>
        <text:list-item>
          <text:p text:style-name="P35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8-28T10:08:06.200000000</dc:date>
    <meta:editing-duration>PT1H18M43S</meta:editing-duration>
    <meta:editing-cycles>7</meta:editing-cycles>
    <meta:generator>LibreOffice/6.1.0.3$Windows_X86_64 LibreOffice_project/efb621ed25068d70781dc026f7e9c5187a4decd1</meta:generator>
    <meta:printed-by>gabriele morlini</meta:printed-by>
    <meta:print-date>2018-05-24T11:33:04.078555336</meta:print-date>
    <meta:document-statistic meta:table-count="0" meta:image-count="0" meta:object-count="0" meta:page-count="6" meta:paragraph-count="172" meta:word-count="864" meta:character-count="6504" meta:non-whitespace-character-count="5417"/>
  </office:meta>
</office:document-meta>
</file>